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a6b" officeooo:paragraph-rsid="001c4a6b"/>
    </style:style>
    <style:style style:name="P2" style:family="paragraph" style:parent-style-name="Preformatted_20_Text">
      <style:text-properties fo:color="#000000" style:font-name="DejaVu Sans Mono" officeooo:rsid="001c4a6b" officeooo:paragraph-rsid="001c4a6b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4" style:family="paragraph" style:parent-style-name="Preformatted_20_Text">
      <style:text-properties fo:color="#000000"/>
    </style:style>
    <style:style style:name="T1" style:family="text">
      <style:text-properties fo:color="#008080"/>
    </style:style>
    <style:style style:name="T2" style:family="text">
      <style:text-properties fo:color="#008080" style:font-name="DejaVu Sans Mono"/>
    </style:style>
    <style:style style:name="T3" style:family="text">
      <style:text-properties style:font-name="DejaVu Sans Mono"/>
    </style:style>
    <style:style style:name="T4" style:family="text">
      <style:text-properties fo:color="#000080" style:font-name="DejaVu Sans Mono" fo:font-weight="bold"/>
    </style:style>
    <style:style style:name="T5" style:family="text">
      <style:text-properties fo:color="#660e7a" style:font-name="DejaVu Sans Mono"/>
    </style:style>
    <style:style style:name="T6" style:family="text">
      <style:text-properties fo:color="#0000ff"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.</text:p>
      <text:p text:style-name="P1"><text:tab/>Алгоритм поиска пути очень прост. Вначале мы запускаем обычного дейсктру. Далее мы начинаем идти из финальной точки к начальной следующий образом: каждый раз мы выбираем соседнюю вершину, до которой быстрее всего добираться из начальной. Делаем так пока не дойдем до начальной, записывая вершины, которые мы прошли. </text:p>
      <text:p text:style-name="P1"><text:tab/>После этого осталось перевернуть полученную последовательность, так как мы хотим путь от начала до конца. </text:p>
      <text:p text:style-name="P1"/>
      <text:p text:style-name="P2"><text:span text:style-name="T1">std</text:span>::<text:span text:style-name="T1">vector</text:span>&lt;<text:span text:style-name="T1">Vertex</text:span>*&gt; find_path(<text:span text:style-name="T1">Vertex </text:span>* start, <text:span text:style-name="T1">Vertex </text:span>* finish, <text:span text:style-name="T1">Graph</text:span>&amp; g) {</text:p>
      <text:p text:style-name="P4"><text:s text:c="4"/><text:span text:style-name="T3">dijkstra_search(g, start);</text:span></text:p>
      <text:p text:style-name="P4"><text:s text:c="4"/><text:span text:style-name="T2">std</text:span><text:span text:style-name="T3">::</text:span><text:span text:style-name="T2">vector</text:span><text:span text:style-name="T3">&lt;</text:span><text:span text:style-name="T2">Vertex</text:span><text:span text:style-name="T3">*&gt; result;</text:span></text:p>
      <text:p text:style-name="P4"><text:s text:c="4"/><text:span text:style-name="T2">Vertex </text:span><text:span text:style-name="T3">* current = finish;</text:span></text:p>
      <text:p text:style-name="P4"><text:s text:c="4"/><text:span text:style-name="T4">while</text:span><text:span text:style-name="T3">(current-&gt;</text:span><text:span text:style-name="T5">value </text:span><text:span text:style-name="T3">&gt; </text:span><text:span text:style-name="T6">0</text:span><text:span text:style-name="T3">) {</text:span></text:p>
      <text:p text:style-name="P4"><text:s text:c="8"/><text:span text:style-name="T3">result.push_back(current);</text:span></text:p>
      <text:p text:style-name="P4"><text:s text:c="8"/><text:span text:style-name="T3">current = (</text:span><text:span text:style-name="T2">*std</text:span><text:span text:style-name="T3">::min_element(current-&gt;</text:span><text:span text:style-name="T5">neighbours</text:span><text:span text:style-name="T3">.begin(), current-&gt;</text:span><text:span text:style-name="T5">neighbours</text:span><text:span text:style-name="T3">.end(), [](</text:span><text:span text:style-name="T2">Edge </text:span><text:span text:style-name="T3">* a, </text:span><text:span text:style-name="T2">Edge </text:span><text:span text:style-name="T3">* b){</text:span></text:p>
      <text:p text:style-name="P4"><text:s text:c="12"/><text:span text:style-name="T4">return </text:span><text:span text:style-name="T3">a-&gt;</text:span><text:span text:style-name="T5">vertex</text:span><text:span text:style-name="T3">-&gt;</text:span><text:span text:style-name="T5">value </text:span><text:span text:style-name="T3">&lt; b-&gt;</text:span><text:span text:style-name="T5">vertex</text:span><text:span text:style-name="T3">-&gt;</text:span><text:span text:style-name="T5">value</text:span><text:span text:style-name="T3">;</text:span></text:p>
      <text:p text:style-name="P4"><text:s text:c="8"/><text:span text:style-name="T3">}))-&gt;</text:span><text:span text:style-name="T5">vertex</text:span><text:span text:style-name="T3">;</text:span></text:p>
      <text:p text:style-name="P4"><text:s text:c="4"/><text:span text:style-name="T3">}</text:span></text:p>
      <text:p text:style-name="P4"><text:s text:c="4"/><text:span text:style-name="T3">result.push_back(current);</text:span></text:p>
      <text:p text:style-name="P4"><text:s text:c="4"/><text:span text:style-name="T2">std</text:span><text:span text:style-name="T3">::reverse(result.begin(), result.end());</text:span></text:p>
      <text:p text:style-name="P4"><text:s text:c="4"/><text:span text:style-name="T4">return </text:span><text:span text:style-name="T3">result;</text:span></text:p>
      <text:p text:style-name="P3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5:53:24.725818469</meta:creation-date>
    <dc:date>2017-04-28T15:56:18.312808452</dc:date>
    <meta:editing-duration>PT2M5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08" meta:character-count="955" meta:non-whitespace-character-count="792"/>
  </office:meta>
</office:document-meta>
</file>